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54in" fo:margin-bottom="0.0826in"/>
      <style:text-properties style:font-name="Times" fo:font-size="12.0pt"/>
    </style:style>
    <style:style style:name="P2" style:family="paragraph" style:parent-style-name="Standard">
      <style:paragraph-properties fo:text-indent="0.1965in"/>
      <style:text-properties style:font-name="Times" fo:font-size="12.0pt"/>
    </style:style>
    <style:style style:name="P3" style:family="paragraph" style:parent-style-name="Standard">
      <style:paragraph-properties fo:margin-bottom="0.1667in" style:line-height-at-least="0.2361in"/>
      <style:text-properties style:font-name="Times" fo:font-size="14.7pt" fo:color="#000000"/>
    </style:style>
    <style:style style:name="P4" style:family="paragraph" style:parent-style-name="Standard">
      <style:paragraph-properties fo:margin-bottom="0.1667in" style:line-height-at-least="0.2361in"/>
      <style:text-properties style:font-name="Times" fo:font-size="12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roject objectives</text:span></text:p>
      <text:p text:style-name="P2"/>
      <text:p text:style-name="P3"><text:span text:style-name="T2">1. Functional Objectives</text:span></text:p>
      <text:p text:style-name="P3"><text:span text:style-name="T2">The main objective of this project is to create a web application which would deal with speech recognition. In order to do this, the user would have to speak into the microphone of a mobile device such as a smartphone or tablet. The data generated by the user would then be treated by the programme and the user will receive a text written version of what was spoken.</text:span></text:p>
      <text:p text:style-name="P3"><text:span text:style-name="T2">2. Technical objectives</text:span></text:p>
      <text:p text:style-name="P3"><text:span text:style-name="T2">{Describe how the app is created and how it connects to the server application}</text:span></text:p>
      <text:p text:style-name="P4"><text:span text:style-name="T2">The programme will be created wising the programming language python as well as the python library SciKit-learn in order to deal with the neural network aspect of the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  <meta:initial-creator>cpa </meta:initial-creator>
  </office:meta>
</office:document-meta>
</file>